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4pt" fo:letter-spacing="normal" fo:font-style="normal" fo:font-weight="normal" officeooo:rsid="001e441b" officeooo:paragraph-rsid="001e441b" style:font-size-asian="14pt" style:font-size-complex="14pt"/>
    </style:style>
    <style:style style:name="P2"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e441b" officeooo:paragraph-rsid="001e441b"/>
    </style:style>
    <style:style style:name="P3"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e441b" officeooo:paragraph-rsid="001e441b" fo:background-color="#fff200"/>
    </style:style>
    <style:style style:name="P4"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e5b57" officeooo:paragraph-rsid="001e5b57"/>
    </style:style>
    <style:style style:name="P5"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fee7d" officeooo:paragraph-rsid="001fee7d"/>
    </style:style>
    <style:style style:name="P6"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fee7d" officeooo:paragraph-rsid="0020a38b"/>
    </style:style>
    <style:style style:name="P7"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0a38b" officeooo:paragraph-rsid="0020a38b"/>
    </style:style>
    <style:style style:name="P8"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1e7d8" officeooo:paragraph-rsid="0021e7d8"/>
    </style:style>
    <style:style style:name="P9"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55c50" officeooo:paragraph-rsid="00255c50" style:font-weight-asian="normal" style:font-weight-complex="normal"/>
    </style:style>
    <style:style style:name="P10"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55c50" officeooo:paragraph-rsid="0026816a" style:font-weight-asian="normal" style:font-weight-complex="normal"/>
    </style:style>
    <style:style style:name="P11"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1e7d8" officeooo:paragraph-rsid="0021e7d8" style:font-weight-asian="normal" style:font-weight-complex="normal"/>
    </style:style>
    <style:style style:name="P12"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1e7d8" officeooo:paragraph-rsid="0026816a" style:font-weight-asian="normal" style:font-weight-complex="normal"/>
    </style:style>
    <style:style style:name="P13"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1e7d8" officeooo:paragraph-rsid="002af0b1" style:font-weight-asian="normal" style:font-weight-complex="normal"/>
    </style:style>
    <style:style style:name="P14"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e441b" officeooo:paragraph-rsid="001e441b" style:font-weight-asian="normal" style:font-weight-complex="normal"/>
    </style:style>
    <style:style style:name="P15"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6816a" officeooo:paragraph-rsid="0026816a" style:font-weight-asian="normal" style:font-weight-complex="normal"/>
    </style:style>
    <style:style style:name="P16"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af0b1" officeooo:paragraph-rsid="002af0b1" style:font-weight-asian="normal" style:font-weight-complex="normal"/>
    </style:style>
    <style:style style:name="P17"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af0b1" officeooo:paragraph-rsid="0021e7d8" style:font-weight-asian="normal" style:font-weight-complex="normal"/>
    </style:style>
    <style:style style:name="P18"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af0b1" officeooo:paragraph-rsid="002c54de" style:font-weight-asian="normal" style:font-weight-complex="normal"/>
    </style:style>
    <style:style style:name="P19"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c54de" officeooo:paragraph-rsid="002c54de" style:font-weight-asian="normal" style:font-weight-complex="normal"/>
    </style:style>
    <style:style style:name="P20"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c54de" officeooo:paragraph-rsid="0021e7d8" style:font-weight-asian="normal" style:font-weight-complex="normal"/>
    </style:style>
    <style:style style:name="P21"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bold" officeooo:rsid="0021e7d8" officeooo:paragraph-rsid="0021e7d8" style:font-weight-asian="bold" style:font-weight-complex="bold"/>
    </style:style>
    <style:style style:name="P22"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bold" officeooo:rsid="0021e7d8" officeooo:paragraph-rsid="0026816a" style:font-weight-asian="bold" style:font-weight-complex="bold"/>
    </style:style>
    <style:style style:name="P23"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bold" officeooo:rsid="0021e7d8" officeooo:paragraph-rsid="002af0b1" style:font-weight-asian="bold" style:font-weight-complex="bold"/>
    </style:style>
    <style:style style:name="P24"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bold" officeooo:rsid="0021e7d8" officeooo:paragraph-rsid="002c54de" style:font-weight-asian="bold" style:font-weight-complex="bold"/>
    </style:style>
    <style:style style:name="P25"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2pt" fo:letter-spacing="normal" fo:font-style="normal" fo:font-weight="normal" officeooo:rsid="0021e7d8" officeooo:paragraph-rsid="0021e7d8" style:font-weight-asian="bold" style:font-weight-complex="bold"/>
    </style:style>
    <style:style style:name="P26" style:family="paragraph" style:parent-style-name="Text_20_body">
      <style:paragraph-properties fo:margin-top="0in" fo:margin-bottom="0in" loext:contextual-spacing="false" fo:orphans="2" fo:widows="2" fo:padding="0in" fo:border="none"/>
      <style:text-properties fo:font-variant="normal" fo:text-transform="none" fo:color="#7da7d8" style:font-name="Georgia" fo:font-size="14pt" fo:letter-spacing="normal" fo:font-style="normal" fo:font-weight="bold" officeooo:rsid="001e441b" officeooo:paragraph-rsid="001e441b" style:font-size-asian="14pt" style:font-weight-asian="bold" style:font-size-complex="14pt" style:font-weight-complex="bold"/>
    </style:style>
    <style:style style:name="P27"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Georgia" fo:font-size="14pt" fo:letter-spacing="normal" fo:font-style="normal" fo:font-weight="bold" officeooo:rsid="001e441b" officeooo:paragraph-rsid="0020a38b" style:font-size-asian="14pt" style:font-weight-asian="bold" style:font-size-complex="14pt" style:font-weight-complex="bold"/>
    </style:style>
    <style:style style:name="P28"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4pt" fo:letter-spacing="normal" fo:font-style="normal" fo:font-weight="bold" officeooo:rsid="001e441b" officeooo:paragraph-rsid="0020a38b" style:font-size-asian="14pt" style:font-weight-asian="bold" style:font-size-complex="14pt" style:font-weight-complex="bold"/>
    </style:style>
    <style:style style:name="P29"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Georgia" fo:font-size="12pt" fo:letter-spacing="normal" fo:font-style="normal" fo:font-weight="normal" officeooo:rsid="0020a38b" officeooo:paragraph-rsid="0020a38b" style:font-size-asian="10.5pt" style:font-weight-asian="normal" style:font-size-complex="12pt" style:font-weight-complex="normal"/>
    </style:style>
    <style:style style:name="P30"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2pt" fo:letter-spacing="normal" fo:font-style="normal" fo:font-weight="normal" officeooo:rsid="0021e7d8" officeooo:paragraph-rsid="0021e7d8" style:font-weight-asian="bold" style:font-weight-complex="bold"/>
    </style:style>
    <style:style style:name="P31" style:family="paragraph" style:parent-style-name="Text_20_body" style:list-style-name="L2">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1e441b" officeooo:paragraph-rsid="001e441b"/>
    </style:style>
    <style:style style:name="P32" style:family="paragraph" style:parent-style-name="Text_20_body">
      <style:paragraph-properties fo:margin-top="0in" fo:margin-bottom="0in" loext:contextual-spacing="false" fo:orphans="2" fo:widows="2" fo:padding="0in" fo:border="none"/>
      <style:text-properties fo:font-variant="normal" fo:text-transform="none" fo:color="#333333" style:font-name="Georgia" fo:font-size="11.25pt" fo:letter-spacing="normal" fo:font-style="normal" fo:font-weight="normal" officeooo:rsid="0020a38b" officeooo:paragraph-rsid="0020a38b"/>
    </style:style>
    <style:style style:name="T1" style:family="text">
      <style:text-properties officeooo:rsid="0020a38b"/>
    </style:style>
    <style:style style:name="T2" style:family="text">
      <style:text-properties fo:font-size="12pt" fo:font-weight="normal" officeooo:rsid="0020a38b" style:font-size-asian="10.5pt" style:font-weight-asian="normal" style:font-size-complex="12pt" style:font-weight-complex="normal"/>
    </style:style>
    <style:style style:name="T3" style:family="text">
      <style:text-properties officeooo:rsid="001fee7d"/>
    </style:style>
    <style:style style:name="T4" style:family="text">
      <style:text-properties officeooo:rsid="0022eeb1"/>
    </style:style>
    <style:style style:name="T5" style:family="text">
      <style:text-properties officeooo:rsid="00255c50"/>
    </style:style>
    <style:style style:name="T6" style:family="text">
      <style:text-properties officeooo:rsid="0026816a"/>
    </style:style>
    <style:style style:name="T7" style:family="text">
      <style:text-properties officeooo:rsid="0027e6b6"/>
    </style:style>
    <style:style style:name="T8" style:family="text">
      <style:text-properties officeooo:rsid="0029b696"/>
    </style:style>
    <style:style style:name="T9" style:family="text">
      <style:text-properties officeooo:rsid="002af0b1"/>
    </style:style>
    <style:style style:name="T10" style:family="text">
      <style:text-properties officeooo:rsid="002c54d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list xml:id="list2565518516" text:style-name="L2">
        <text:list-header>
          <text:p text:style-name="P31">Statement. In this design Document I will be fully describing my game’s design elements, concept, plan, play and goals. This document will also explain all the classes and text files used by the game.</text:p>
        </text:list-header>
      </text:list>
      <text:p text:style-name="P3"/>
      <text:p text:style-name="P26">Game’s Design</text:p>
      <text:p text:style-name="P2">To begin I will be talking about game design. This game is designed to imitate the 90’s choose your own adventure books, which actually are still being made and remade today. I’m personally a fan of TinMan game developers versions. I decided to model my abstract idea of how the game would work after these choose your own adventure games. I wanted my game to have the same characteristics as those books so I decided in my game you could explore locations, interact with characters, use items to persuade or hurt enemies, starve, die from the environment, enemies, or thirst. I also wanted there to be a clear objective and I decided getting the Queen’s crown would be the easiest thing to accomplish. The reason why I chose the Red Queen’s Crown is because in programming I now had a clear object and conditions that could be easily manipulated by the game. </text:p>
      <text:p text:style-name="P2"/>
      <text:p text:style-name="P26">Elements</text:p>
      <text:p text:style-name="P4">In video game theory “elements” are features that keep the user engaged. I wanted to make the game less static by adding some chance as an element. So in this game chances is used to determine if an exploration in a location will result in an enemy encounter (type of enemy is random) or receive an item (type of item is also random). I added another layer of chance upon the game by increasing the chance of encountering an enemy while searching if you had more items in your inventory, each item in inventory is == .50 increase chance of encountering an enemy while searching. <text:span text:style-name="T3">I also added conflict by adding enemies you can fight, and strategy because each time Alice uses an action like move or explore her thirst and starvation meter go down. </text:span></text:p>
      <text:p text:style-name="P2"/>
      <text:p text:style-name="P26">Concepts</text:p>
      <text:p text:style-name="P5">The vision I have for this game is Alice will somehow fall into Wonderland, she will take charge and head straight into Wonderland, able to fend for herself as she looks for the Red Queen’s Crown. By slaying the Red Queen she will return to the door, deposit her stash and leave wonderland.</text:p>
      <text:p text:style-name="P2"/>
      <text:p text:style-name="P1">Plan</text:p>
      <text:p text:style-name="P6">Planning the game was actually more difficult than I initially thought. But what I decided to do is determine what I wanted to happen in detail. Then determine how I would do each of those things in game terms. So simply put a divide and conquer <text:soft-page-break/>routine, but I wasn’t really sure how I would tie it together except I knew I wanted the location to be key. Because really the location was consistent to the game. So I started with class Location. I filled out the characteristics of class location and then created another class that would manipulate those classes with methods. I knew I wanted to travel between locations, and I wanted a description of locations. Once I had the location and descriptions working together I did the same process with other objects. Class Items, Class ItemsGenerator Class Enemy, <text:span text:style-name="T1">Class EnemyGenerator, Class Hero, Class HereoGenerator, etc. </text:span></text:p>
      <text:p text:style-name="P6"/>
      <text:p text:style-name="P7">Once all these items were created and functional I could now manipulate those items in a gaming context. For example I knew I wanted to be able to encounter enemies in this game so I used the Actions class and Control class to call on instances of those methods. Now If Alice decided to Actions.explore(), the explore method would call on an instance of creating an Enemy and bring that enemy into being. I found this method of creating each class to act as individual programs then joining those programs to my other programs much easier. I will note though that this sometimes led to frustrations, <text:s/>as sometimes I had designed an object to hold certain values that I thought I would need, but ended up not using. For example I created a String with the value “no”. My intentions was to manipulate that objects String value to determine if an object was currently in inventory. But I soon found out that was messy and could be accomplished much easier by using a for loop and if statements comparing each item. I also learned that I depended a lot on static always being active to avoid certain issues. In the end with a little bit of research and care I managed to create far more instances of a class and method that were more in line with the proper object oriented programming techniques.</text:p>
      <text:p text:style-name="P6"><text:span text:style-name="T1"><text:s text:c="2"/></text:span><text:s/></text:p>
      <text:p text:style-name="P26">Play</text:p>
      <text:p text:style-name="P7">In order to play the game the character must explore WonderLand to retrieve the Queen’s Red Crown in order for the door to let her go back home. The only way to win the game is by reaching the Court and exploring the area. Once Alice tries to explore, the queen will attack her and Alice must defeat the queen to get the special Item. Once she has the item she will need to run back to the door before her starvation and thirst counter reach zero. She may also die by going too far east and pushing through a hole in the wall covered with yellow vines. <text:s/></text:p>
      <text:p text:style-name="P2"/>
      <text:p text:style-name="P26">Goals</text:p>
      <text:p text:style-name="P7">The goal of the game is to slay the Red Queen and take the Queen’s Crown back to the door before Alice starves or dies of thirst. <text:span text:style-name="T4">If the character want’s they could make a straight line right to the Queen, slay her and run straight back and stash the items at the door. </text:span></text:p>
      <text:p text:style-name="P7"><text:s/></text:p>
      <text:p text:style-name="P26"><text:soft-page-break/>Classes</text:p>
      <text:p text:style-name="P8">This is a list of the following Classes in alphabetical order:</text:p>
      <text:p text:style-name="P21">Actions.java</text:p>
      <text:p text:style-name="P25">Action is allowed, then the methods required to complete the action should be called on the objects involved (e.g., Action: “take”; object involved: “flashlight”).</text:p>
      <text:p text:style-name="P21">AliceInWonderLand.java</text:p>
      <text:p text:style-name="P25">The <text:span text:style-name="T5">AliceInWonderLand</text:span> class <text:span text:style-name="T5">has</text:span> one main() method that creates an instance of the game and invokes it for game execution.</text:p>
      <text:p text:style-name="P21">CharacterGenerator.java</text:p>
      <text:p text:style-name="P12">The CharactersGenerator class will read a text file and use that information to create Characters objects of the Class Characters, Storing them in an ArrayList.</text:p>
      <text:p text:style-name="P22">Characters.java</text:p>
      <text:p text:style-name="P9">The Characters Class contains the attributes and characteristics of of the object characters. It also contains all the get/set methods needed to manipulate the Objects. </text:p>
      <text:p text:style-name="P21">Controls.java</text:p>
      <text:p text:style-name="P25">The Control class is the class that reads user input and checks the input against valid Actions.</text:p>
      <text:p text:style-name="P21">Enemy.java</text:p>
      <text:p text:style-name="P9">The Enemy class contains the attributes and characteristics of of the object Enemy. It also contains all the get/set methods needed to manipulate the Objects. </text:p>
      <text:p text:style-name="P21">EnemyGenerator.java</text:p>
      <text:p text:style-name="P9">The EnemyGenerator class will read a text file and use that information to create Enemy objects of the Class Enemy, Storing them in an ArrayList.</text:p>
      <text:p text:style-name="P21">Hero.java</text:p>
      <text:p text:style-name="P11">The Hero class contains the attributes and characteristics of of the object Hero. It also contains all the get/set methods needed to manipulate the Objects.</text:p>
      <text:p text:style-name="P21">HeroGenerator.java</text:p>
      <text:p text:style-name="P10">The <text:span text:style-name="T6">Hero</text:span>Generator class will read a text file and use that information to create <text:span text:style-name="T6">Hero</text:span> objects of the Class <text:span text:style-name="T6">Hero,</text:span> <text:span text:style-name="T6">s</text:span>toring them in an ArrayList.</text:p>
      <text:p text:style-name="P21">Items.java</text:p>
      <text:p text:style-name="P11">The Items class contains the attributes and characteristics of of the object Items. It also contains all the get/set methods needed to manipulate the Objects.</text:p>
      <text:p text:style-name="P21">ItemsGenerator.java</text:p>
      <text:p text:style-name="P11">The ItemsGenerator class will read a text file and use that information to create Items objects of the Class Items, storing them in an ArrayList.</text:p>
      <text:p text:style-name="P21">Locations.java</text:p>
      <text:p text:style-name="P11">The Locations class contains the attributes and characteristics of of the object Locations. It also contains all the get/set methods needed to manipulate the Objects. <text:s/></text:p>
      <text:p text:style-name="P21">LocationsGenerator.java</text:p>
      <text:p text:style-name="P14">The LocationsGenerator class will read a text file and use that information to create Locations objects of the Class Locations, storing them in an ArrayList.</text:p>
      <text:p text:style-name="P26"><text:soft-page-break/></text:p>
      <text:p text:style-name="P26">Text Files</text:p>
      <text:p text:style-name="P21">Actions.txt</text:p>
      <text:p text:style-name="P15">Contains the keywords needed for the class Actions</text:p>
      <text:p text:style-name="P24"/>
      <text:p text:style-name="P24">SpecialItems.txt, Boss.txt, Characters.txt, Enemy.txt, Hero.txt, Items.txt</text:p>
      <text:p text:style-name="P19">These text files contain the required information to create objects of each class in this program. So for example the characters.Txt is structered in a way that when the textFileReader method attempts to read the file it is able to load each line of the file scanner into a string that will then be passed into an ArrayList of Objects of type &lt;xxx&gt; where xxx stands for the Object class. For example Items. </text:p>
      <text:p text:style-name="P20"/>
      <text:p text:style-name="P21">Locations.tx<text:span text:style-name="T7">t</text:span></text:p>
      <text:p text:style-name="P11">This text file contains the <text:span text:style-name="T7">Name of all of the </text:span>location <text:span text:style-name="T7">in WonderLand and the short description of that location</text:span>. <text:span text:style-name="T8">This text file will be read using my textFileReader method I recycled from Assignment 3. The contents of the text file will be used to make multiple Objects of class Location which will be stored in an arraylist.</text:span></text:p>
      <text:p text:style-name="P21"/>
      <text:p text:style-name="P24">MadHattersDiscussion.txt, ParkDiscussion.txt, QueensGardenDiscussion.txt, RabbitsDenDiscussion.txt, SignPostForestDiscussion.txt, AlleyDiscussion.txt, CourtDiscussion.text, KingsWebDiscussion.txt, HoleDiscussion.txt</text:p>
      <text:p text:style-name="P18">The following text files all have the same <text:span text:style-name="T10">design and function. They even share the same method used to execute them. So I decided to lump them all together.</text:span></text:p>
      <text:p text:style-name="P19">These text files all contain the discussions Alice can have in each location. For example; One of my favorite interactions is in the Queen’s garden. When the user attempts to have a discussion she gets a full description of some cards painting white roses red. It was a fun script to write. </text:p>
      <text:p text:style-name="P17"/>
      <text:p text:style-name="P23">Alley.txt, West.txt, SignPostForest.txt, RabbitsDen.txt, QueensGarden.txt, Park.txt, North.txt, Bush.txt, Court.txt, MadHattersHouse.txt, KingsWeb.txt, Hole.txt, East.txt <text:s/></text:p>
      <text:p text:style-name="P18">The following text files all have the same <text:span text:style-name="T10">design and function. They even share the same method used to execute them. So I decided to lump them all together.</text:span></text:p>
      <text:p text:style-name="P13">This text file contains the long description of <text:span text:style-name="T9">the </text:span>location. <text:span text:style-name="T9">For example, SignPostForest.txt contains the long description for location</text:span> <text:span text:style-name="T9">Sign Post Forest</text:span>. It will be loaded into a StringBuffer using a textFileReader method and output to text using System.out.println();</text:p>
      <text:p text:style-name="P21"/>
      <text:p text:style-name="P21">Win.txt</text:p>
      <text:p text:style-name="P16"><text:soft-page-break/>This text file contains the last long description of the game AliceInWonderland. Once Alice gives the Red Queen’s Crown to the door the text file will be scanned using the textFileReader method and output using a StringBuffer and System.out.printl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ML1">
      <style:paragraph-properties fo:margin-top="0in" fo:margin-bottom="0in" loext:contextual-spacing="false" fo:orphans="2" fo:widows="2" fo:padding="0in" fo:border="none"/>
      <style:text-properties fo:font-variant="normal" fo:text-transform="none" fo:color="#333333" style:font-name="Georgia" fo:font-size="14pt" fo:letter-spacing="normal" fo:font-style="normal" fo:font-weight="bold" officeooo:rsid="001e441b" officeooo:paragraph-rsid="0020a38b" style:font-size-asian="14pt" style:font-weight-asian="bold" style:font-size-complex="14pt" style:font-weight-complex="bold"/>
    </style:style>
    <style:style style:name="MP2" style:family="paragraph" style:parent-style-name="Text_20_body" style:list-style-name="ML1">
      <style:paragraph-properties fo:margin-top="0in" fo:margin-bottom="0in" loext:contextual-spacing="false" fo:orphans="2" fo:widows="2" fo:padding="0in" fo:border="none"/>
      <style:text-properties fo:font-variant="normal" fo:text-transform="none" fo:color="#333333" style:font-name="Georgia" fo:font-size="12pt" fo:letter-spacing="normal" fo:font-style="normal" fo:font-weight="normal" officeooo:rsid="0020a38b" officeooo:paragraph-rsid="0020a38b" style:font-size-asian="10.5pt" style:font-weight-asian="normal" style:font-size-complex="12pt" style:font-weight-complex="normal"/>
    </style:style>
    <style:style style:name="MT1" style:family="text">
      <style:text-properties officeooo:rsid="0020a38b"/>
    </style:style>
    <style:style style:name="MT2" style:family="text">
      <style:text-properties fo:font-size="12pt" fo:font-weight="normal" officeooo:rsid="0020a38b" style:font-size-asian="10.5pt" style:font-weight-asian="normal" style:font-size-complex="12pt" style:font-weight-complex="normal"/>
    </style:style>
    <text:list-style style:name="M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list xml:id="list2158782241" text:style-name="ML1">
          <text:list-header>
            <text:p text:style-name="MP1"><text:s/><text:span text:style-name="MT1">D</text:span>esign document <text:tab/><text:tab/><text:tab/><text:tab/><text:tab/><text:tab/><text:tab/><text:tab/><text:tab/><text:tab/><text:span text:style-name="MT2">Louis Hauteclocque</text:span></text:p>
            <text:list>
              <text:list-item>
                <text:list>
                  <text:list-item>
                    <text:list>
                      <text:list-item>
                        <text:list>
                          <text:list-item>
                            <text:list>
                              <text:list-item>
                                <text:list>
                                  <text:list-item>
                                    <text:list>
                                      <text:list-item>
                                        <text:list>
                                          <text:list-item>
                                            <text:list>
                                              <text:list-header>
                                                <text:p text:style-name="MP2"><text:s/>Comp 268</text:p>
                                              </text:list-header>
                                            </text:list>
                                          </text:list-item>
                                        </text:list>
                                      </text:list-item>
                                    </text:list>
                                  </text:list-item>
                                </text:list>
                              </text:list-item>
                            </text:list>
                          </text:list-item>
                        </text:list>
                      </text:list-item>
                    </text:list>
                  </text:list-item>
                </text:list>
              </text:list-item>
            </text:list>
          </text:list-header>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12:57:37.931379046</meta:creation-date>
    <dc:date>2021-01-03T12:05:26.772584540</dc:date>
    <meta:editing-duration>PT25M28S</meta:editing-duration>
    <meta:editing-cycles>4</meta:editing-cycles>
    <meta:generator>LibreOffice/6.0.7.3$Linux_X86_64 LibreOffice_project/00m0$Build-3</meta:generator>
    <meta:document-statistic meta:table-count="0" meta:image-count="0" meta:object-count="0" meta:page-count="5" meta:paragraph-count="61" meta:word-count="1629" meta:character-count="9812" meta:non-whitespace-character-count="8214"/>
  </office:meta>
</office:document-meta>
</file>